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libri" fo:font-size="11pt" officeooo:paragraph-rsid="00544edf" style:font-size-asian="11pt" style:font-size-complex="11pt"/>
    </style:style>
    <style:style style:name="P2" style:family="paragraph" style:parent-style-name="Heading_20_1">
      <style:paragraph-properties fo:text-align="center" style:justify-single-word="false"/>
      <style:text-properties style:font-name="Calibri" fo:font-size="11pt" officeooo:paragraph-rsid="005d354d" style:font-size-asian="11pt" style:font-size-complex="11pt"/>
    </style:style>
    <style:style style:name="P3" style:family="paragraph" style:parent-style-name="List_20_Contents" style:list-style-name="L1"/>
    <style:style style:name="P4" style:family="paragraph" style:parent-style-name="List_20_Contents" style:list-style-name="L1">
      <style:text-properties officeooo:paragraph-rsid="0062e358"/>
    </style:style>
    <style:style style:name="P5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2e081" officeooo:paragraph-rsid="00544edf" style:font-size-asian="11pt" style:font-size-complex="11pt"/>
    </style:style>
    <style:style style:name="P6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2e081" officeooo:paragraph-rsid="005d354d" style:font-size-asian="11pt" style:font-size-complex="11pt"/>
    </style:style>
    <style:style style:name="P7" style:family="paragraph" style:parent-style-name="List_20_Contents" style:list-style-name="L1">
      <style:paragraph-properties fo:text-align="start" style:justify-single-word="false"/>
      <style:text-properties officeooo:paragraph-rsid="00544edf"/>
    </style:style>
    <style:style style:name="P8" style:family="paragraph" style:parent-style-name="Text_20_body">
      <style:paragraph-properties fo:text-align="start" style:justify-single-word="false"/>
      <style:text-properties officeooo:paragraph-rsid="00544edf"/>
    </style:style>
    <style:style style:name="P9" style:family="paragraph" style:parent-style-name="Text_20_body">
      <style:paragraph-properties fo:text-align="start" style:justify-single-word="false"/>
      <style:text-properties officeooo:paragraph-rsid="00549000"/>
    </style:style>
    <style:style style:name="P10" style:family="paragraph" style:parent-style-name="Text_20_body">
      <style:paragraph-properties fo:text-align="center" style:justify-single-word="false"/>
      <style:text-properties style:font-name="Calibri" fo:font-size="11pt" officeooo:paragraph-rsid="00544edf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544edf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5d354d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1pt" officeooo:rsid="00549000" officeooo:paragraph-rsid="0055e4a4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1pt" officeooo:rsid="00549000" officeooo:paragraph-rsid="00571257" style:font-size-asian="11pt" style:font-size-complex="11pt"/>
    </style:style>
    <style:style style:name="P15" style:family="paragraph" style:parent-style-name="Numbering_20_1" style:list-style-name="L1"/>
    <style:style style:name="T1" style:family="text">
      <style:text-properties officeooo:rsid="0012e081"/>
    </style:style>
    <style:style style:name="T2" style:family="text">
      <style:text-properties officeooo:rsid="001326b0"/>
    </style:style>
    <style:style style:name="T3" style:family="text">
      <style:text-properties officeooo:rsid="00143055"/>
    </style:style>
    <style:style style:name="T4" style:family="text">
      <style:text-properties officeooo:rsid="001ac3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e863" style:font-weight-asian="bold" style:font-weight-complex="bold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143055" style:font-size-asian="11pt" style:font-size-complex="11pt"/>
    </style:style>
    <style:style style:name="T9" style:family="text">
      <style:text-properties style:font-name="Calibri" fo:font-size="11pt" officeooo:rsid="0012e081" style:font-size-asian="11pt" style:font-size-complex="11pt"/>
    </style:style>
    <style:style style:name="T10" style:family="text">
      <style:text-properties style:font-name="Calibri" fo:font-size="11pt" officeooo:rsid="001bc171" style:font-size-asian="11pt" style:font-size-complex="11pt"/>
    </style:style>
    <style:style style:name="T11" style:family="text">
      <style:text-properties style:font-name="Calibri" fo:font-size="11pt" officeooo:rsid="001ce863" style:font-size-asian="11pt" style:font-size-complex="11pt"/>
    </style:style>
    <style:style style:name="T12" style:family="text">
      <style:text-properties style:font-name="Calibri" fo:font-size="11pt" officeooo:rsid="0020a92c" style:font-size-asian="11pt" style:font-size-complex="11pt"/>
    </style:style>
    <style:style style:name="T13" style:family="text">
      <style:text-properties style:font-name="Calibri" fo:font-size="11pt" officeooo:rsid="00549000" style:font-size-asian="11pt" style:font-size-complex="11pt"/>
    </style:style>
    <style:style style:name="T14" style:family="text">
      <style:text-properties style:font-name="Calibri" fo:font-size="11pt" officeooo:rsid="0031a73b" style:font-size-asian="11pt" style:font-size-complex="11pt"/>
    </style:style>
    <style:style style:name="T15" style:family="text">
      <style:text-properties style:font-name="Calibri" fo:font-size="11pt" officeooo:rsid="0055e4a4" style:font-size-asian="11pt" style:font-size-complex="11pt"/>
    </style:style>
    <style:style style:name="T16" style:family="text">
      <style:text-properties style:font-name="Calibri" fo:font-size="11pt" officeooo:rsid="005d354d" style:font-size-asian="11pt" style:font-size-complex="11pt"/>
    </style:style>
    <style:style style:name="T17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Calibri" fo:font-size="11pt" fo:font-weight="bold" officeooo:rsid="001ce863" style:font-size-asian="11pt" style:font-weight-asian="bold" style:font-size-complex="11pt" style:font-weight-complex="bold"/>
    </style:style>
    <style:style style:name="T19" style:family="text">
      <style:text-properties style:font-name="Calibri" fo:font-size="11pt" fo:font-weight="bold" officeooo:rsid="001bc171" style:font-size-asian="11pt" style:font-weight-asian="bold" style:font-size-complex="11pt" style:font-weight-complex="bold"/>
    </style:style>
    <style:style style:name="T20" style:family="text">
      <style:text-properties officeooo:rsid="001bc171"/>
    </style:style>
    <style:style style:name="T21" style:family="text">
      <style:text-properties officeooo:rsid="001ce863"/>
    </style:style>
    <style:style style:name="T22" style:family="text">
      <style:text-properties officeooo:rsid="001dde8c"/>
    </style:style>
    <style:style style:name="T23" style:family="text">
      <style:text-properties officeooo:rsid="0020a92c"/>
    </style:style>
    <style:style style:name="T24" style:family="text">
      <style:text-properties officeooo:rsid="0031a73b"/>
    </style:style>
    <style:style style:name="T25" style:family="text">
      <style:text-properties officeooo:rsid="0055e4a4"/>
    </style:style>
    <style:style style:name="T26" style:family="text">
      <style:text-properties officeooo:rsid="00571257"/>
    </style:style>
    <style:style style:name="T27" style:family="text">
      <style:text-properties officeooo:rsid="005d354d"/>
    </style:style>
    <style:style style:name="T28" style:family="text">
      <style:text-properties officeooo:rsid="005f2553"/>
    </style:style>
    <style:style style:name="T29" style:family="text">
      <style:text-properties officeooo:rsid="00663b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ecial Resolution of Shareholders</text:h>
      <text:h text:style-name="P1" text:outline-level="1"><text:span text:style-name="T4"><text:text-input text:description="">{{ company.companyName }}</text:text-input></text:span> <text:span text:style-name="T1">(“Company”)</text:span></text:h>
      <text:h text:style-name="P2" text:outline-level="1"><text:span text:style-name="T27"><text:text-input text:description="">{{ dateOfMinute }}</text:text-input></text:span></text:h>
      <text:p text:style-name="P10"/>
      <text:p text:style-name="P12">This minute records that on <text:span text:style-name="T27"><text:text-input text:description="">{{ dateOfShareholderMeeting }}</text:text-input></text:span> the shareholders of the Company held a meeting, during which the following<text:span text:style-name="T24"><text:text-input text:description="">{% if resolutions|length &gt; 1 %}</text:text-input></text:span> resolution<text:span text:style-name="T2">s were</text:span><text:span text:style-name="T2"><text:text-input text:description="">{% else %}</text:text-input></text:span><text:span text:style-name="T2"> resolution was</text:span><text:span text:style-name="T2"><text:text-input text:description="">{% endif %}</text:text-input></text:span> passed:</text:p>
      <text:p text:style-name="P11"><text:span text:style-name="T3"><text:text-input text:description="">{% for resolution in resolutions %}</text:text-input></text:span> </text:p>
      <text:p text:style-name="P11"><text:span text:style-name="T23"><text:text-input text:description="">{% if resolution.resolutionType == 'Adopt Constitution' %}</text:text-input></text:span></text:p>
      <text:list xml:id="list9054011681396016579" text:style-name="L1">
        <text:list-item>
          <text:p text:style-name="P3"><text:span text:style-name="T7">That a constitution in the form </text:span><text:span text:style-name="T17">attached</text:span><text:span text:style-name="T7"> be adopted for the company with effect from </text:span><text:span text:style-name="T16"><text:text-input text:description="">{{ resolution.date }}</text:text-input></text:span><text:span text:style-name="T7">. <text:s/></text:span><text:a xlink:type="simple" xlink:href="https://browser.catalex.nz/open_article/query?doc_type=instrument&amp;title=Companies%20Act%201993&amp;find=location&amp;location=ss%2032(1)+106(1)(a)" text:style-name="Internet_20_link" text:visited-style-name="Visited_20_Internet_20_Link"><text:span text:style-name="T7">Companies Act 1993, ss 32(1) and 106(1)(a)</text:span></text:a><text:span text:style-name="T7">.</text:span></text:p>
        </text:list-item>
      </text:list>
      <text:p text:style-name="P11"><text:span text:style-name="T3"><text:text-input text:description="">{% endif %}</text:text-input></text:span></text:p>
      <text:p text:style-name="P11"><text:span text:style-name="T23"><text:text-input text:description="">{% if resolution.resolutionType == 'Alter Constitution' %}</text:text-input></text:span></text:p>
      <text:list xml:id="list153112815670114" text:continue-numbering="true" text:style-name="L1">
        <text:list-item>
          <text:p text:style-name="P15"><text:span text:style-name="T10">That the constitution of the Company be altered in the manner set out in the </text:span><text:span text:style-name="T19">attached</text:span><text:span text:style-name="T10"> document with effect from </text:span><text:span text:style-name="T16"><text:text-input text:description="">{{ resolution.date }}</text:text-input></text:span><text:span text:style-name="T7">. <text:s/></text:span><text:a xlink:type="simple" xlink:href="https://browser.catalex.nz/open_article/query?doc_type=instrument&amp;title=Companies%20Act%201993&amp;find=location&amp;location=ss%2032(2)+106(1)(a)]" text:style-name="Internet_20_link" text:visited-style-name="Visited_20_Internet_20_Link"><text:span text:style-name="T10">Companies Act 1993, ss 32(2) and 106(1)(a)</text:span></text:a>.</text:p>
        </text:list-item>
      </text:list>
      <text:p text:style-name="P11"><text:span text:style-name="T3"><text:text-input text:description="">{% endif %}</text:text-input></text:span></text:p>
      <text:p text:style-name="P11"><text:span text:style-name="T23"><text:text-input text:description="">{% if resolution.resolutionType == 'Revoke Constitution' %}</text:text-input></text:span></text:p>
      <text:list xml:id="list153112542584203" text:continue-numbering="true" text:style-name="L1">
        <text:list-item>
          <text:p text:style-name="P6">That <text:span text:style-name="T20">the</text:span> <text:span text:style-name="T20">constitution of the Company be revoked with effect from </text:span><text:span text:style-name="T20"><text:text-input text:description="">{{ resolution.date }}</text:text-input></text:span>. <text:s/><text:a xlink:type="simple" xlink:href="https://browser.catalex.nz/open_article/query?doc_type=instrument&amp;title=Companies%20Act%201993&amp;find=location&amp;location=ss%2032(2)+106(1)(a)]" text:style-name="Internet_20_link" text:visited-style-name="Visited_20_Internet_20_Link"><text:span text:style-name="T20">Companies Act 1993, ss 32(2) and 106(1)(a)</text:span></text:a>.</text:p>
        </text:list-item>
      </text:list>
      <text:p text:style-name="P8"><text:span text:style-name="T8"><text:text-input text:description="">{% endif %}</text:text-input></text:span></text:p>
      <text:p text:style-name="P8"><text:span text:style-name="T12"><text:text-input text:description="">{% if resolution.resolutionType == 'Approve Major Transaction' %}</text:text-input></text:span></text:p>
      <text:list xml:id="list153111890364012" text:continue-numbering="true" text:style-name="L1">
        <text:list-item>
          <text:p text:style-name="P7"><text:span text:style-name="T11">That the major transaction described in the </text:span><text:span text:style-name="T18">attached</text:span><text:span text:style-name="T11"> document(s) be approved</text:span><text:span text:style-name="T9">. <text:s/></text:span><text:a xlink:type="simple" xlink:href="https://browser.catalex.nz/open_article/query?doc_type=instrument&amp;title=Companies%20Act%201993&amp;find=location&amp;location=ss%20106(1)(b)+129(1)" text:style-name="Internet_20_link" text:visited-style-name="Visited_20_Internet_20_Link"><text:span text:style-name="T11">Companies Act 1993, ss 106(1)(b) and 129(1)</text:span></text:a></text:p>
        </text:list-item>
      </text:list>
      <text:p text:style-name="P11"><text:span text:style-name="T3"><text:text-input text:description="">{% endif %}</text:text-input></text:span></text:p>
      <text:p text:style-name="P11"><text:span text:style-name="T23"><text:text-input text:description="">{% if resolution.resolutionType == 'Approve Amalgamation' %}</text:text-input></text:span></text:p>
      <text:list xml:id="list153111637617659" text:continue-numbering="true" text:style-name="L1">
        <text:list-item>
          <text:p text:style-name="P5"><text:span text:style-name="T21">That the </text:span><text:span text:style-name="T6">attached</text:span><text:span text:style-name="T21"> amalgamation proposal be approved</text:span>. <text:s/><text:a xlink:type="simple" xlink:href="https://browser.catalex.nz/open_article/query?doc_type=instrument&amp;title=Companies%20Act%201993&amp;find=location&amp;location=ss%20106(1)(d)+241(2)(a)" text:style-name="Internet_20_link" text:visited-style-name="Visited_20_Internet_20_Link"><text:span text:style-name="T21">Companies Act 1993, ss 106(1)(d) and 241(2)(a)</text:span></text:a>.</text:p>
        </text:list-item>
      </text:list>
      <text:p text:style-name="P11"><text:span text:style-name="T3"><text:text-input text:description="">{% endif %}</text:text-input></text:span></text:p>
      <text:p text:style-name="P12"><text:span text:style-name="T27"><text:text-input text:description="">{% if resolution.resolutionType == 'Put Company into Liquidation' %}</text:text-input></text:span></text:p>
      <text:list xml:id="list153111824898752" text:continue-numbering="true" text:style-name="L1">
        <text:list-item>
          <text:p text:style-name="P6"><text:span text:style-name="T20"><text:s/>That the company be put into liquidation by appointing </text:span><text:span text:style-name="T20"><text:text-input text:description="">{{ resolution.liquidators|join_and('name') }}</text:text-input></text:span>. <text:s/><text:a xlink:type="simple" xlink:href="https://browser.catalex.nz/open_article/query?doc_type=instrument&amp;title=Companies%20Act%201993&amp;find=location&amp;location=ss%20106(1)(c)%20+%20221(5)" text:style-name="Internet_20_link" text:visited-style-name="Visited_20_Internet_20_Link"><text:span text:style-name="T28">Companies Act 1993, ss 106(1)(c) and 221(5)]</text:span></text:a>.</text:p>
        </text:list-item>
      </text:list>
      <text:p text:style-name="P12"><text:span text:style-name="T3"><text:text-input text:description="">{% endif %}</text:text-input></text:span></text:p>
      <text:p text:style-name="P11"><text:span text:style-name="T23"><text:text-input text:description="">{% if resolution.resolutionType == 'Custom' %}</text:text-input></text:span></text:p>
      <text:list xml:id="list153112421858204" text:continue-numbering="true" text:style-name="L1">
        <text:list-item>
          <text:p text:style-name="P5"><text:soft-page-break/><text:span text:style-name="T22"><text:text-input text:description="">{{ resolution.text }}</text:text-input></text:span></text:p>
        </text:list-item>
      </text:list>
      <text:p text:style-name="P11"><text:span text:style-name="T3"><text:text-input text:description="">{% endif %}</text:text-input></text:span></text:p>
      <text:p text:style-name="P11"><text:span text:style-name="T4"><text:text-input text:description="">{% endfor %}</text:text-input></text:span> </text:p>
      <text:p text:style-name="P9"><text:span text:style-name="T14"><text:text-input text:description="">{% if resolutions|length &gt; 1 %}</text:text-input></text:span><text:span text:style-name="T13">Each of the above resolutions were </text:span><text:span text:style-name="T14"><text:text-input text:description="">{% else %}</text:text-input></text:span><text:span text:style-name="T13">The above resolution was </text:span><text:span text:style-name="T14"><text:text-input text:description="">{% endif %}</text:text-input></text:span><text:span text:style-name="T13">approved as a special resolution of the Company’s shareholders by a majority of 75% or, if a higher majority is required by the constitution, that higher majority, of the votes of those shareholders entitled to vote and voting on the question. <text:s/></text:span><text:a xlink:type="simple" xlink:href="https://browser.catalex.nz/open_article/query?doc_type=instrument&amp;title=Companies%20Act%201993&amp;find=location&amp;location=ss%202(1)%20+%20106" text:style-name="Internet_20_link" text:visited-style-name="Visited_20_Internet_20_Link"><text:span text:style-name="T13">Companies Act 1993, ss 2(1) and 106</text:span></text:a>.</text:p>
      <text:p text:style-name="P9"><text:span text:style-name="T14"><text:text-input text:description="">{% if resolutions|length &gt; 1 %}</text:text-input></text:span><text:span text:style-name="T13">The resolutions were </text:span><text:span text:style-name="T14"><text:text-input text:description="">{% else %}</text:text-input></text:span><text:span text:style-name="T13">The resolution was </text:span><text:span text:style-name="T14"><text:text-input text:description="">{% endif %}</text:text-input></text:span><text:span text:style-name="T13">approved by special resolution of each interest group of the Company (where applicable) to extent the </text:span><text:span text:style-name="T14"><text:text-input text:description="">{% if resolutions|length &gt; 1 %}</text:text-input></text:span><text:span text:style-name="T13">resolutions affect </text:span><text:span text:style-name="T14"><text:text-input text:description="">{% else %}</text:text-input></text:span><text:span text:style-name="T13">resolution effects </text:span><text:span text:style-name="T13"><text:text-input text:description=""> {% endif %}</text:text-input></text:span><text:span text:style-name="T13"> </text:span><text:span text:style-name="T13">the rights attached to the Company’s shares. <text:s/></text:span><text:a xlink:type="simple" xlink:href="https://browser.catalex.nz/open_article/query?doc_type=instrument&amp;title=Companies%20Act%201993&amp;find=location&amp;location=ss%20117(1)" text:style-name="Internet_20_link" text:visited-style-name="Visited_20_Internet_20_Link"><text:span text:style-name="T15">Companies Act 1993, s 117(1)</text:span></text:a>.</text:p>
      <text:p text:style-name="P14">This minute is certified as true and correct by <text:span text:style-name="T25"><text:text-input text:description="">{{ chairperson.name }}</text:text-input></text:span>, who chaired the shareholders’ meeting. <text:s/><text:a xlink:type="simple" xlink:href="https://browser.catalex.nz/open_article/query?doc_type=instrument&amp;title=Companies%20Act%201993&amp;find=location&amp;location=+sch+1%20cl8(2)+124" text:style-name="Internet_20_link" text:visited-style-name="Visited_20_Internet_20_Link"><text:span text:style-name="T29">Companies Act 1993, s 124 and cl 8(2) of sch 1</text:span></text:a>.</text:p>
      <text:p text:style-name="P14"/>
      <text:p text:style-name="P13"><text:span text:style-name="T5">Signed</text:span> by <text:span text:style-name="T25"><text:text-input text:description="">{{ chairperson.name }}</text:text-input></text:span> as chairperson:</text:p>
      <text:p text:style-name="P13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2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0.4.2$MacOSX_X86_64 LibreOffice_project/2b9802c1994aa0b7dc6079e128979269cf95bc78</meta:generator>
    <dc:date>2016-10-25T15:31:11.127436000</dc:date>
    <meta:editing-duration>PT6H19M23S</meta:editing-duration>
    <meta:editing-cycles>83</meta:editing-cycles>
    <meta:document-statistic meta:table-count="0" meta:image-count="0" meta:object-count="0" meta:page-count="2" meta:paragraph-count="31" meta:word-count="514" meta:character-count="2763" meta:non-whitespace-character-count="2364"/>
  </office:meta>
</office:document-meta>
</file>